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fb0" officeooo:paragraph-rsid="00047fb0"/>
    </style:style>
    <style:style style:name="P2" style:family="paragraph" style:parent-style-name="Standard">
      <style:text-properties officeooo:rsid="00065c7d" officeooo:paragraph-rsid="00065c7d"/>
    </style:style>
    <style:style style:name="P3" style:family="paragraph" style:parent-style-name="Standard">
      <style:text-properties officeooo:rsid="000738a3" officeooo:paragraph-rsid="000738a3"/>
    </style:style>
    <style:style style:name="P4" style:family="paragraph" style:parent-style-name="Standard">
      <style:text-properties officeooo:rsid="00088dbb" officeooo:paragraph-rsid="00088dbb"/>
    </style:style>
    <style:style style:name="P5" style:family="paragraph" style:parent-style-name="Standard">
      <style:text-properties officeooo:rsid="00089890" officeooo:paragraph-rsid="00089890"/>
    </style:style>
    <style:style style:name="P6" style:family="paragraph" style:parent-style-name="Standard">
      <style:text-properties officeooo:rsid="00089890" officeooo:paragraph-rsid="000a0aca"/>
    </style:style>
    <style:style style:name="P7" style:family="paragraph" style:parent-style-name="Standard">
      <style:text-properties officeooo:rsid="000a0aca" officeooo:paragraph-rsid="000a0aca"/>
    </style:style>
    <style:style style:name="P8" style:family="paragraph" style:parent-style-name="Standard">
      <style:text-properties officeooo:rsid="000a0aca" officeooo:paragraph-rsid="000ba48d"/>
    </style:style>
    <style:style style:name="T1" style:family="text">
      <style:text-properties officeooo:rsid="00088dbb"/>
    </style:style>
    <style:style style:name="T2" style:family="text">
      <style:text-properties officeooo:rsid="000a0aca"/>
    </style:style>
    <style:style style:name="T3" style:family="text">
      <style:text-properties officeooo:rsid="000ba48d"/>
    </style:style>
    <style:style style:name="T4" style:family="text">
      <style:text-properties officeooo:rsid="000be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zedur notifyObservers</text:p>
      <text:p text:style-name="P1"/>
      <text:p text:style-name="P1"><text:tab/>für alle Observer in Observerliste</text:p>
      <text:p text:style-name="P1"><text:tab/><text:tab/>rufe observer.update() auf</text:p>
      <text:p text:style-name="P1"><text:tab/>ende für</text:p>
      <text:p text:style-name="P1"/>
      <text:p text:style-name="P1">ende Prozedur notifyObservers</text:p>
      <text:p text:style-name="P1"/>
      <text:p text:style-name="P1">public oder + void notifyObservers() { for(Observer o : observers) o.update; }</text:p>
      <text:p text:style-name="P1"/>
      <text:p text:style-name="P1"/>
      <text:p text:style-name="P2">update Fehlzeit set bis-datum=‘01.07.2022‘, grund=‘Dienstreise‘, fehltage=2 where fz_id = 5;</text:p>
      <text:p text:style-name="P2"/>
      <text:p text:style-name="P3">select mitarbeiter.MA_ID, mitarbeiter.Nachname, Mitarbeiter.Vorname, sum(Fehlzeit.Fehltage)</text:p>
      <text:p text:style-name="P3"><text:tab/><text:span text:style-name="T1">from mitarbeiter left outer join fehlzeit</text:span></text:p>
      <text:p text:style-name="P3"><text:tab/><text:tab/><text:span text:style-name="T1">on mitarbeiter.Ma_ID = Fehlzeit.MA_ID</text:span></text:p>
      <text:p text:style-name="P3"><text:s text:c="12"/><text:span text:style-name="T1">where fehlzeit.Grund=‘Urlaub‘</text:span></text:p>
      <text:p text:style-name="P3"><text:tab/><text:span text:style-name="T1">and <text:s/>fehlzeit.Bis-Datum &lt;= ‚31.12.2021‘</text:span></text:p>
      <text:p text:style-name="P3"><text:tab/><text:span text:style-name="T1">and <text:s/>fehlzeit.Von_Datum &gt;= ‚01.01.2021‘</text:span></text:p>
      <text:p text:style-name="P4">group by mitarbeiter.MA_ID, mitarbeiter.Nachname, mitarbeiter.Vorname;</text:p>
      <text:p text:style-name="P4"/>
      <text:p text:style-name="P4"/>
      <text:p text:style-name="P5">create table fehlzeitgrund (</text:p>
      <text:p text:style-name="P5"><text:tab/>grund_id int <text:span text:style-name="T2">primary key</text:span>,</text:p>
      <text:p text:style-name="P5"><text:tab/>grund varchar(40),</text:p>
      <text:p text:style-name="P6"><text:tab/><text:span text:style-name="T2">[constraint pk_fehlzeitgrund] primary key(grund_id, weitere_spalten)</text:span></text:p>
      <text:p text:style-name="P5"><text:tab/>);</text:p>
      <text:p text:style-name="P5"/>
      <text:p text:style-name="P5"/>
      <text:p text:style-name="P5"/>
      <text:p text:style-name="P7">create table fehlzeit (</text:p>
      <text:p text:style-name="P7"><text:tab/>FZ_ID int primary key,</text:p>
      <text:p text:style-name="P7"><text:tab/>MA_ID int,</text:p>
      <text:p text:style-name="P7"><text:tab/>Von_Datum Date,</text:p>
      <text:p text:style-name="P7"><text:tab/>Bis_Datum Date,</text:p>
      <text:p text:style-name="P7"><text:tab/>Grund_ID int,</text:p>
      <text:p text:style-name="P7"><text:tab/>Fehltage int,</text:p>
      <text:p text:style-name="P7"><text:tab/><text:span text:style-name="T3">constraint fk_fehlzeit_grund_ID foreign key (Grund_ID) references <text:line-break/><text:tab/><text:tab/><text:tab/><text:tab/><text:tab/><text:tab/><text:tab/>fehlzeitgrund(grund_id),</text:span></text:p>
      <text:p text:style-name="P8"><text:tab/><text:span text:style-name="T3">constraint fk_</text:span><text:span text:style-name="T4">fehlzeit_</text:span><text:span text:style-name="T3">MA_ID foreign key (MA_ID) references mitarbeiter(MA_ID</text:span></text:p>
      <text:p text:style-name="P8"><text:span text:style-name="T3"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4:10:10.909000000</meta:creation-date>
    <dc:date>2022-04-22T15:54:21.962000000</dc:date>
    <meta:editing-duration>PT14M42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9" meta:word-count="116" meta:character-count="1099" meta:non-whitespace-character-count="969"/>
  </office:meta>
</office:document-meta>
</file>